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Courier1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text-properties fo:font-variant="normal" fo:text-transform="none" fo:color="#0f1115" loext:opacity="100%" style:font-name="quote-cjk-patch" fo:font-size="16.5pt" fo:letter-spacing="normal" fo:font-style="normal" fo:font-weight="bold" officeooo:paragraph-rsid="00141939"/>
    </style:style>
    <style:style style:name="P2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in" loext:border="none"/>
    </style:style>
    <style:style style:name="P3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</style:style>
    <style:style style:name="P4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5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P6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7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800080" loext:opacity="100%" style:font-name="quote-cjk-patch" fo:font-size="12pt" fo:letter-spacing="normal" fo:font-style="normal" fo:font-weight="bold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style:font-name="Menlo" fo:font-size="9.75pt" fo:letter-spacing="normal" fo:font-style="normal" fo:font-weight="normal" officeooo:paragraph-rsid="0011e33e"/>
    </style:style>
    <style:style style:name="P11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fo:letter-spacing="normal"/>
    </style:style>
    <style:style style:name="P12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P1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P1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 officeooo:paragraph-rsid="0011e33e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18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19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50a14f" loext:opacity="100%" style:font-name="Menlo" fo:font-size="9.7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50a14f" loext:opacity="100%" fo:letter-spacing="normal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P22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style:font-name="Menlo" fo:font-size="9.75pt" fo:letter-spacing="normal" fo:font-style="normal" fo:font-weight="normal" loext:padding="0in" loext:border="none"/>
    </style:style>
    <style:style style:name="P23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fo:letter-spacing="normal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4078f2" loext:opacity="100%" style:font-name="Menlo" fo:font-size="9.75pt" fo:font-style="normal" fo:font-weight="normal"/>
    </style:style>
    <style:style style:name="P25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Menlo" fo:font-size="9.75pt" fo:font-style="normal" fo:font-weight="normal"/>
    </style:style>
    <style:style style:name="P2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</style:style>
    <style:style style:name="P27" style:family="paragraph" style:parent-style-name="Preformatted_20_Text">
      <style:paragraph-properties fo:margin-top="0in" fo:margin-bottom="0in" style:contextual-spacing="false" style:line-height-at-least="0.2291in" fo:padding="0in" fo:border="none"/>
    </style:style>
    <style:style style:name="P28" style:family="paragraph" style:parent-style-name="Standard">
      <style:text-properties officeooo:paragraph-rsid="00119498"/>
    </style:style>
    <style:style style:name="P29" style:family="paragraph" style:parent-style-name="Standard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officeooo:paragraph-rsid="00119498" style:font-style-asian="normal" style:font-style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officeooo:paragraph-rsid="0011e33e" style:font-style-asian="normal" style:font-style-complex="normal"/>
    </style:style>
    <style:style style:name="P31" style:family="paragraph" style:parent-style-name="Standard">
      <style:text-properties officeooo:paragraph-rsid="0011e33e"/>
    </style:style>
    <style:style style:name="P32" style:family="paragraph" style:parent-style-name="Standard">
      <style:text-properties officeooo:paragraph-rsid="00134a13"/>
    </style:style>
    <style:style style:name="P33" style:family="paragraph" style:parent-style-name="Standard">
      <style:text-properties officeooo:paragraph-rsid="00141939"/>
    </style:style>
    <style:style style:name="P34" style:family="paragraph" style:parent-style-name="Standard">
      <style:text-properties officeooo:paragraph-rsid="001604cb"/>
    </style:style>
    <style:style style:name="P35" style:family="paragraph" style:parent-style-name="Text_20_body">
      <style:paragraph-properties fo:margin-top="0in" fo:margin-bottom="0in" style:contextual-spacing="false" style:line-height-at-least="0.1252in"/>
      <style:text-properties loext:padding="0in" loext:border="none"/>
    </style:style>
    <style:style style:name="P36" style:family="paragraph" style:parent-style-name="Text_20_body">
      <style:paragraph-properties fo:margin-top="0in" fo:margin-bottom="0in" style:contextual-spacing="false" style:line-height-at-least="0.1252in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 loext:padding="0in" loext:border="none"/>
    </style:style>
    <style:style style:name="P37" style:family="paragraph" style:parent-style-name="Text_20_body">
      <style:paragraph-properties fo:margin-left="0.0835in" fo:margin-right="0in" style:line-height-at-least="0.1874in" fo:orphans="2" fo:widows="2" fo:text-indent="0in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in" loext:border="none"/>
    </style:style>
    <style:style style:name="P38" style:family="paragraph" style:parent-style-name="Text_20_body">
      <style:paragraph-properties fo:margin-left="0in" fo:margin-right="0in" fo:margin-top="0in" fo:margin-bottom="0.1665in" style:contextual-spacing="false" style:line-height-at-least="0.25in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loext:padding="0in" loext:border="none"/>
    </style:style>
    <style:style style:name="P39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0f1115" loext:opacity="100%" style:font-name="Menlo" fo:font-size="9pt" fo:background-color="#ffffff" loext:padding="0in" loext:border="none"/>
    </style:style>
    <style:style style:name="P40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41" style:family="paragraph" style:parent-style-name="Text_20_body">
      <style:paragraph-properties fo:margin-left="0in" fo:margin-right="0in" fo:margin-top="0.1665in" fo:margin-bottom="0in" style:contextual-spacing="false" fo:orphans="2" fo:widows="2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fo:color="#4078f2" loext:opacity="100%"/>
    </style:style>
    <style:style style:name="T2" style:family="text">
      <style:text-properties fo:color="#4078f2" loext:opacity="100%" style:font-name="Menlo" fo:font-size="9.75pt" fo:font-style="normal" fo:font-weight="normal"/>
    </style:style>
    <style:style style:name="T3" style:family="text">
      <style:text-properties fo:color="#50a14f" loext:opacity="100%"/>
    </style:style>
    <style:style style:name="T4" style:family="text">
      <style:text-properties fo:color="#50a14f" loext:opacity="100%" style:font-name="Menlo" fo:font-size="9.75pt" fo:font-style="normal" fo:font-weight="normal"/>
    </style:style>
    <style:style style:name="T5" style:family="text">
      <style:text-properties fo:color="#383a42" loext:opacity="100%"/>
    </style:style>
    <style:style style:name="T6" style:family="text">
      <style:text-properties fo:color="#383a42" loext:opacity="100%" style:font-name="Menlo" fo:font-size="9.75pt" fo:font-style="normal" fo:font-weight="normal"/>
    </style:style>
    <style:style style:name="T7" style:family="text">
      <style:text-properties style:font-name="Menlo" fo:font-size="9.75pt" fo:font-style="normal" fo:font-weight="normal"/>
    </style:style>
    <style:style style:name="T8" style:family="text">
      <style:text-properties fo:color="#b76b01" loext:opacity="100%"/>
    </style:style>
    <style:style style:name="T9" style:family="text">
      <style:text-properties fo:color="#b76b01" loext:opacity="100%" style:font-name="Menlo" fo:font-size="9.75pt" fo:font-style="normal" fo:font-weight="normal"/>
    </style:style>
    <style:style style:name="T10" style:family="text">
      <style:text-properties officeooo:rsid="00119498"/>
    </style:style>
    <style:style style:name="T11" style:family="text">
      <style:text-properties fo:font-variant="normal" fo:text-transform="none" fo:color="#4078f2" loext:opacity="100%" style:font-name="Menlo" fo:font-size="9.75pt" fo:letter-spacing="normal" fo:font-style="normal" fo:font-weight="normal"/>
    </style:style>
    <style:style style:name="T12" style:family="text">
      <style:text-properties fo:font-variant="normal" fo:text-transform="none" fo:color="#4078f2" loext:opacity="100%" style:font-name="Menlo" fo:font-size="9.75pt" fo:letter-spacing="normal" fo:font-style="italic" fo:font-weight="normal" officeooo:rsid="00119498"/>
    </style:style>
    <style:style style:name="T13" style:family="text"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T14" style:family="text">
      <style:text-properties fo:font-variant="normal" fo:text-transform="none" fo:color="#0f1115" loext:opacity="100%" style:font-name="Menlo" fo:font-size="9.75pt" fo:letter-spacing="normal" fo:font-style="normal" fo:font-weight="normal" officeooo:rsid="0012ac34"/>
    </style:style>
    <style:style style:name="T15" style:family="text">
      <style:text-properties fo:font-variant="normal" fo:text-transform="none" fo:color="#0f1115" loext:opacity="100%" style:font-name="Menlo" fo:font-size="9.75pt" fo:letter-spacing="normal" fo:font-style="normal" fo:font-weight="normal" officeooo:rsid="0013a11c"/>
    </style:style>
    <style:style style:name="T16" style:family="text">
      <style:text-properties fo:font-variant="normal" fo:text-transform="none" fo:color="#0f1115" loext:opacity="100%" style:font-name="Menlo" fo:font-size="16.5pt" fo:letter-spacing="normal" fo:font-style="normal" fo:font-weight="bold" fo:background-color="#ebeef2" loext:char-shading-value="0" loext:padding="0in" loext:border="none"/>
    </style:style>
    <style:style style:name="T17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18" style:family="text">
      <style:text-properties fo:font-variant="normal" fo:text-transform="none" fo:color="#0f1115" loext:opacity="100%" fo:letter-spacing="normal"/>
    </style:style>
    <style:style style:name="T19" style:family="text">
      <style:text-properties fo:font-variant="normal" fo:text-transform="none" fo:color="#50a14f" loext:opacity="100%" style:font-name="Menlo" fo:font-size="9.75pt" fo:letter-spacing="normal" fo:font-style="normal" fo:font-weight="normal"/>
    </style:style>
    <style:style style:name="T20" style:family="text"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T21" style:family="text">
      <style:text-properties fo:font-variant="normal" fo:text-transform="none" style:use-window-font-color="true" loext:opacity="0%" style:font-name="Menlo" fo:font-size="9.75pt" fo:letter-spacing="normal" fo:font-style="normal" fo:font-weight="normal" style:font-style-asian="normal" style:font-style-complex="normal"/>
    </style:style>
    <style:style style:name="T22" style:family="text"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T23" style:family="text">
      <style:text-properties fo:font-variant="normal" fo:text-transform="none" fo:color="#cc7832" loext:opacity="100%" style:font-name="Courier" fo:font-size="10pt" fo:letter-spacing="normal" fo:font-style="normal" fo:font-weight="bold" style:font-size-asian="10pt" style:font-weight-asian="bold"/>
    </style:style>
    <style:style style:name="T24" style:family="text">
      <style:text-properties fo:font-variant="normal" fo:text-transform="none" fo:color="#cc7832" loext:opacity="100%" style:font-name="Courier1" fo:font-size="10pt" fo:letter-spacing="normal" fo:font-style="normal" fo:font-weight="bold" style:font-size-asian="10pt" style:font-style-asian="normal" style:font-weight-asian="bold"/>
    </style:style>
    <style:style style:name="T25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in" loext:border="none"/>
    </style:style>
    <style:style style:name="T26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T27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in" loext:border="none"/>
    </style:style>
    <style:style style:name="T28" style:family="text">
      <style:text-properties fo:font-variant="normal" fo:text-transform="none" fo:color="#800080" loext:opacity="100%" style:font-name="quote-cjk-patch" fo:font-size="16.5pt" fo:letter-spacing="normal" fo:font-style="normal" fo:font-weight="bold" loext:padding="0in" loext:border="none"/>
    </style:style>
    <style:style style:name="T29" style:family="text">
      <style:text-properties officeooo:rsid="0011e33e"/>
    </style:style>
    <style:style style:name="T30" style:family="text">
      <style:text-properties officeooo:rsid="0012ac34"/>
    </style:style>
    <style:style style:name="T31" style:family="text">
      <style:text-properties fo:color="#cc7832" loext:opacity="100%" style:font-name="Courier1" fo:font-size="10pt" fo:font-weight="normal" style:font-size-asian="10pt" style:font-weight-asian="normal"/>
    </style:style>
    <style:style style:name="T32" style:family="text">
      <style:text-properties fo:color="#cc7832" loext:opacity="100%" style:font-name="Courier1" fo:font-size="10pt" fo:font-weight="bold" style:font-size-asian="10pt" style:font-weight-asian="bold"/>
    </style:style>
    <style:style style:name="T33" style:family="text">
      <style:text-properties fo:color="#cc7832" loext:opacity="100%" style:font-name="Courier1" fo:font-size="10pt" fo:font-style="normal" fo:font-weight="bold" style:font-size-asian="10pt" style:font-style-asian="normal" style:font-weight-asian="bold"/>
    </style:style>
    <style:style style:name="T34" style:family="text">
      <style:text-properties fo:color="#cc7832" loext:opacity="100%" style:font-name="Courier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9b7c6" loext:opacity="100%" style:font-name="Courier1" fo:font-size="10pt" fo:font-weight="normal" style:font-size-asian="10pt" style:font-weight-asian="normal"/>
    </style:style>
    <style:style style:name="T36" style:family="text">
      <style:text-properties fo:color="#a9b7c6" loext:opacity="100%" style:font-name="Courier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d8d8d8" loext:opacity="100%" style:font-name="Courier1" fo:font-size="10pt" fo:font-weight="normal" style:font-size-asian="10pt" style:font-weight-asian="normal"/>
    </style:style>
    <style:style style:name="T38" style:family="text">
      <style:text-properties fo:color="#d8d8d8" loext:opacity="100%" style:font-name="Courier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ffc66d" loext:opacity="100%" style:font-name="Courier1" fo:font-size="10pt" fo:font-weight="normal" style:font-size-asian="10pt" style:font-weight-asian="normal"/>
    </style:style>
    <style:style style:name="T40" style:family="text">
      <style:text-properties fo:color="#ffc66d" loext:opacity="100%" style:font-name="Courier1" fo:font-size="10pt" fo:font-style="normal" fo:font-weight="normal" style:font-size-asian="10pt" style:font-style-asian="normal" style:font-weight-asian="normal"/>
    </style:style>
    <style:style style:name="T41" style:family="text">
      <style:text-properties fo:color="#808080" loext:opacity="100%" style:font-name="Courier1" fo:font-size="10pt" fo:font-style="italic" fo:font-weight="normal" style:font-size-asian="10pt" style:font-style-asian="italic" style:font-weight-asian="normal"/>
    </style:style>
    <style:style style:name="T42" style:family="text">
      <style:text-properties fo:color="#808080" loext:opacity="100%" style:font-name="Courier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8000" loext:opacity="100%" style:font-name="Courier1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loext:opacity="100%" style:font-name="Courier1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10ca8" loext:opacity="100%" style:font-name="Courier1" fo:font-size="10pt" fo:font-style="normal" fo:font-weight="bold" style:font-size-asian="10pt" style:font-style-asian="normal" style:font-weight-asian="bold"/>
    </style:style>
    <style:style style:name="T46" style:family="text">
      <style:text-properties officeooo:rsid="00141939"/>
    </style:style>
    <style:style style:name="T47" style:family="text">
      <style:text-properties fo:color="#a0a1a7" loext:opacity="100%" style:font-name="Menlo" fo:font-size="9.75pt" fo:font-style="italic" fo:font-weight="normal"/>
    </style:style>
    <style:style style:name="T48" style:family="text">
      <style:text-properties officeooo:rsid="001604cb"/>
    </style:style>
    <style:style style:name="T49" style:family="text">
      <style:text-properties fo:color="#e4564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Запустить docker compose <text:s/><text:line-break/>docker compose up -d<text:line-break/><text:line-break/>проверить, что контейнеры запустились <text:s/><text:line-break/>docker ps -a<text:line-break/><text:line-break/>Создать топик </text:p>
      <text:p text:style-name="P8"><text:span text:style-name="T1">docker</text:span> <text:span text:style-name="T3">exec</text:span> kafka kafka-topics <text:span text:style-name="T1">--create</text:span> <text:span text:style-name="T5">\</text:span></text:p>
      <text:p text:style-name="P11"><text:s text:c="2"/><text:span text:style-name="T2">--topic</text:span><text:span text:style-name="T7"> test-topic </text:span><text:span text:style-name="T6">\</text:span></text:p>
      <text:p text:style-name="P11"><text:s text:c="2"/><text:span text:style-name="T7">--bootstrap-server kafka:19092 </text:span><text:span text:style-name="T6">\</text:span></text:p>
      <text:p text:style-name="P11"><text:s text:c="2"/><text:span text:style-name="T2">--partitions</text:span><text:span text:style-name="T7"> </text:span><text:span text:style-name="T9">3</text:span><text:span text:style-name="T7"> </text:span><text:span text:style-name="T6">\</text:span></text:p>
      <text:p text:style-name="P11"><text:s text:c="2"/><text:span text:style-name="T7">--replication-factor </text:span><text:span text:style-name="T9">1</text:span></text:p>
      <text:p text:style-name="Standard"/>
      <text:p text:style-name="P28"><text:span text:style-name="T10">проверить </text:span></text:p>
      <text:p text:style-name="P28"><text:line-break/><text:span text:style-name="T11">docker</text:span><text:span text:style-name="T13"> </text:span><text:span text:style-name="T19">exec</text:span><text:span text:style-name="T13"> kafka kafka-topics </text:span><text:span text:style-name="T11">--list</text:span><text:span text:style-name="T13"> --bootstrap-server kafka:19092</text:span></text:p>
      <text:p text:style-name="P28"/>
      <text:p text:style-name="P28"><text:line-break/><text:span text:style-name="T21">Созда</text:span><text:span text:style-name="T22">ть таблицу </text:span><text:span text:style-name="T12"><text:line-break/></text:span><text:line-break/><text:span text:style-name="T11">docker</text:span><text:span text:style-name="T13"> </text:span><text:span text:style-name="T19">exec</text:span><text:span text:style-name="T13"> postgres psql </text:span><text:span text:style-name="T11">-U</text:span><text:span text:style-name="T13"> test_user </text:span><text:span text:style-name="T11">-d</text:span><text:span text:style-name="T13"> test_db </text:span><text:span text:style-name="T11">-c</text:span><text:span text:style-name="T13"> </text:span><text:span text:style-name="T19">"</text:span></text:p>
      <text:p text:style-name="P19">CREATE TABLE messages (</text:p>
      <text:p text:style-name="P20"><text:s text:c="4"/><text:span text:style-name="T7">id SERIAL PRIMARY KEY,</text:span></text:p>
      <text:p text:style-name="P20"><text:s text:c="4"/><text:span text:style-name="T7">msgUuid VARCHAR(36) NOT NULL UNIQUE,</text:span></text:p>
      <text:p text:style-name="P20"><text:s text:c="4"/><text:span text:style-name="T7">head BOOLEAN NOT NULL,</text:span></text:p>
      <text:p text:style-name="P20"><text:s text:c="4"/><text:span text:style-name="T7">timeRq BIGINT NOT NULL,</text:span></text:p>
      <text:p text:style-name="P20"><text:s text:c="4"/><text:span text:style-name="T7">created_at TIMESTAMP DEFAULT CURRENT_TIMESTAMP</text:span></text:p>
      <text:p text:style-name="P19">);"</text:p>
      <text:p text:style-name="P26"/>
      <text:p text:style-name="P29">проверить</text:p>
      <text:p text:style-name="P9"><text:span text:style-name="T1">docker</text:span> <text:span text:style-name="T3">exec</text:span> postgres psql <text:span text:style-name="T1">-U</text:span> test_user <text:span text:style-name="T1">-d</text:span> test_db <text:span text:style-name="T1">-c</text:span> <text:span text:style-name="T3">"\dt"</text:span></text:p>
      <text:p text:style-name="P9"/>
      <text:p text:style-name="P9"/>
      <text:p text:style-name="P30"><text:line-break/>Тестируем подключение <text:span text:style-name="T29">кафка</text:span></text:p>
      <text:h text:style-name="P5" text:outline-level="3">Тест Kafka (из контейнера):</text:h>
      <text:p text:style-name="P36"/>
      <text:p text:style-name="P31"><text:line-break/><text:span text:style-name="T20"># Отправляем сообщение через INTERNAL listener</text:span></text:p>
      <text:p text:style-name="P9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1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26"/>
      <text:p text:style-name="P16"># Читаем сообщение</text:p>
      <text:p text:style-name="P10"><text:soft-page-break/><text:span text:style-name="T1">docker</text:span> <text:span text:style-name="T3">exec</text:span> kafka kafka-console-consumer <text:span text:style-name="T1">--topic</text:span> test-topic --bootstrap-server kafka:19092 --from-beginning --timeout-ms <text:span text:style-name="T8">5000</text:span></text:p>
      <text:p text:style-name="Standard"/>
      <text:p text:style-name="Standard"/>
      <text:p text:style-name="Standard"><text:span text:style-name="T30">проверить какие топики есть</text:span><text:line-break/><text:span text:style-name="T11"><text:line-break/>docker</text:span><text:span text:style-name="T18"> </text:span><text:span text:style-name="T19">exec</text:span><text:span text:style-name="T18"> </text:span><text:span text:style-name="T13">kafka kafka-topics </text:span><text:span text:style-name="T11">--list</text:span><text:span text:style-name="T18"> </text:span><text:span text:style-name="T13">--bootstrap-server kafka:19092<text:line-break/><text:line-break/><text:line-break/># Отправляем несколько сообщений с разными head значениями</text:span></text:p>
      <text:p text:style-name="P9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2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9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3</text:span><text:span text:style-name="T5">\"</text:span><text:span text:style-name="T3">, </text:span><text:span text:style-name="T5">\"</text:span><text:span text:style-name="T3">head</text:span><text:span text:style-name="T5">\"</text:span><text:span text:style-name="T3">: fals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9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4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32"><text:span text:style-name="T13"><text:line-break/></text:span><text:span text:style-name="T14">проверит детали топика</text:span><text:span text:style-name="T13"><text:line-break/>docker exec kafka kafka-topics --describe --topic test-topic --bootstrap-server kafka:19092<text:line-break/></text:span></text:p>
      <text:p text:style-name="P34"><text:span text:style-name="T13"><text:line-break/>JSR223 Sampler<text:line-break/></text:span><text:span text:style-name="T24">import</text:span><text:span text:style-name="T31"> </text:span><text:span text:style-name="T35">org.apache.kafka.clients.producer.</text:span><text:span text:style-name="T37">*</text:span><text:line-break/><text:span text:style-name="T32">import</text:span><text:span text:style-name="T31"> </text:span><text:span text:style-name="T35">java.util.</text:span><text:span text:style-name="T39">Properties</text:span><text:line-break/><text:line-break/><text:span text:style-name="T41">// ПолучаемKafka Producer</text:span><text:line-break/><text:span text:style-name="T33">def</text:span><text:span text:style-name="T34"> </text:span><text:span text:style-name="T36">kafkaProducer </text:span><text:span text:style-name="T38">= </text:span><text:span text:style-name="T36">vars.getObject</text:span><text:span text:style-name="T38">(</text:span><text:span text:style-name="T43">"kafkaProducer"</text:span><text:span text:style-name="T38">)</text:span><text:line-break/><text:line-break/><text:span text:style-name="T33">if</text:span><text:span text:style-name="T34"> </text:span><text:span text:style-name="T38">(</text:span><text:span text:style-name="T36">kafkaProducer </text:span><text:span text:style-name="T38">== </text:span><text:span text:style-name="T33">null</text:span><text:span text:style-name="T38">) {</text:span><text:line-break/><text:span text:style-name="T38"> <text:s text:c="3"/></text:span><text:span text:style-name="T33">def</text:span><text:span text:style-name="T34"> </text:span><text:span text:style-name="T36">props </text:span><text:span text:style-name="T38">= </text:span><text:span text:style-name="T33">new</text:span><text:span text:style-name="T34"> </text:span><text:span text:style-name="T40">Properties</text:span><text:span text:style-name="T38">()</text:span><text:line-break/><text:span text:style-name="T38"> <text:s text:c="3"/></text:span><text:span text:style-name="T36">props.put</text:span><text:span text:style-name="T38">(</text:span><text:span text:style-name="T43">"bootstrap.servers"</text:span><text:span text:style-name="T36">, </text:span><text:span text:style-name="T43">"localhost:9092"</text:span><text:span text:style-name="T38">) <text:s/></text:span><text:span text:style-name="T41">// ИЗМЕНИЛИнаinternal</text:span><text:line-break/><text:span text:style-name="T42"> <text:s text:c="3"/></text:span><text:span text:style-name="T36">props.put</text:span><text:span text:style-name="T38">(</text:span><text:span text:style-name="T43">"key.serializer"</text:span><text:span text:style-name="T36">, </text:span><text:span text:style-name="T43">"org.apache.kafka.common.serialization.StringSerializer"</text:span><text:span text:style-name="T38">)</text:span><text:line-break/><text:span text:style-name="T38"> <text:s text:c="3"/></text:span><text:span text:style-name="T36">props.put</text:span><text:span text:style-name="T38">(</text:span><text:span text:style-name="T43">"value.serializer"</text:span><text:span text:style-name="T36">, </text:span><text:span text:style-name="T43">"org.apache.kafka.common.serialization.StringSerializer"</text:span><text:span text:style-name="T38">)</text:span><text:line-break/><text:span text:style-name="T38"> <text:s text:c="3"/></text:span><text:span text:style-name="T36">props.put</text:span><text:span text:style-name="T38">(</text:span><text:span text:style-name="T43">"acks"</text:span><text:span text:style-name="T36">, </text:span><text:span text:style-name="T43">"1"</text:span><text:span text:style-name="T38">) <text:s/></text:span><text:span text:style-name="T41">// Упростилидляпроизводительности</text:span><text:line-break/><text:span text:style-name="T42"> <text:s text:c="2"/></text:span><text:span text:style-name="T36">props.put</text:span><text:span text:style-name="T38">(</text:span><text:span text:style-name="T43">"request.timeout.ms"</text:span><text:span text:style-name="T36">, </text:span><text:span text:style-name="T43">"30000"</text:span><text:span text:style-name="T38">)</text:span><text:line-break/><text:span text:style-name="T38"> <text:s text:c="3"/></text:span><text:span text:style-name="T36">props.put</text:span><text:span text:style-name="T38">(</text:span><text:span text:style-name="T43">"delivery.timeout.ms"</text:span><text:span text:style-name="T36">, </text:span><text:span text:style-name="T43">"45000"</text:span><text:span text:style-name="T38">)</text:span><text:line-break/><text:span text:style-name="T38"> <text:s text:c="3"/></text:span><text:line-break/><text:span text:style-name="T38"> <text:s text:c="3"/></text:span><text:span text:style-name="T36">kafkaProducer </text:span><text:span text:style-name="T38">= </text:span><text:span text:style-name="T33">new</text:span><text:span text:style-name="T34"> </text:span><text:span text:style-name="T36">KafkaProducer</text:span><text:span text:style-name="T38">&lt;</text:span><text:span text:style-name="T40">String</text:span><text:span text:style-name="T36">, </text:span><text:span text:style-name="T40">String</text:span><text:span text:style-name="T38">&gt;(</text:span><text:span text:style-name="T36">props</text:span><text:span text:style-name="T38">)</text:span><text:line-break/><text:span text:style-name="T38"> <text:s text:c="3"/></text:span><text:span text:style-name="T36">vars.putObject</text:span><text:span text:style-name="T38">(</text:span><text:span text:style-name="T43">"kafkaProducer"</text:span><text:span text:style-name="T36">, kafkaProducer</text:span><text:span text:style-name="T38">)</text:span><text:line-break/><text:span text:style-name="T38">}</text:span><text:line-break/><text:line-break/><text:span text:style-name="T33">try</text:span><text:span text:style-name="T34"> </text:span><text:span text:style-name="T38">{</text:span><text:line-break/><text:span text:style-name="T38"> <text:s text:c="3"/></text:span><text:span text:style-name="T41">// Беремсгенерированныепеременные</text:span><text:line-break/><text:span text:style-name="T42"> <text:s text:c="2"/></text:span><text:span text:style-name="T33">def</text:span><text:span text:style-name="T34"> </text:span><text:span text:style-name="T36">key </text:span><text:span text:style-name="T38">= </text:span><text:span text:style-name="T36">vars.get</text:span><text:span text:style-name="T38">(</text:span><text:span text:style-name="T43">"msgUuid"</text:span><text:span text:style-name="T38">)</text:span><text:line-break/><text:span text:style-name="T38"> <text:s text:c="3"/></text:span><text:span text:style-name="T33">def</text:span><text:span text:style-name="T34"> </text:span><text:span text:style-name="T36">message </text:span><text:span text:style-name="T38">= </text:span><text:span text:style-name="T36">vars.get</text:span><text:span text:style-name="T38">(</text:span><text:span text:style-name="T43">"kafkaMessage"</text:span><text:span text:style-name="T38">)</text:span><text:line-break/><text:span text:style-name="T38"> <text:s text:c="3"/></text:span><text:line-break/><text:span text:style-name="T38"> <text:s text:c="3"/></text:span><text:span text:style-name="T41">// ОтправляемвKafka стаймаутом</text:span><text:line-break/><text:span text:style-name="T42"> <text:s text:c="2"/></text:span><text:span text:style-name="T33">def</text:span><text:span text:style-name="T34"> </text:span><text:span text:style-name="T36">record </text:span><text:span text:style-name="T38">= </text:span><text:span text:style-name="T33">new</text:span><text:span text:style-name="T34"> </text:span><text:span text:style-name="T36">ProducerRecord</text:span><text:span text:style-name="T38">&lt;&gt;(</text:span><text:span text:style-name="T43">"test-topic"</text:span><text:span text:style-name="T36">, key, message</text:span><text:span text:style-name="T38">)</text:span><text:line-break/><text:span text:style-name="T38"> <text:s text:c="3"/></text:span><text:span text:style-name="T33">def</text:span><text:span text:style-name="T34"> </text:span><text:span text:style-name="T36">future </text:span><text:span text:style-name="T38">= </text:span><text:span text:style-name="T36">kafkaProducer.send</text:span><text:span text:style-name="T38">(</text:span><text:span text:style-name="T36">record</text:span><text:span text:style-name="T38">)</text:span><text:line-break/><text:span text:style-name="T38"> <text:s text:c="3"/></text:span><text:line-break/><text:span text:style-name="T38"> <text:s text:c="3"/></text:span><text:span text:style-name="T41">// ИспользуемтаймаутчтобыизбежатьInterruptedException приостановке</text:span><text:line-break/><text:span text:style-name="T42"> <text:s text:c="2"/></text:span><text:span text:style-name="T33">def</text:span><text:span text:style-name="T34"> </text:span><text:span text:style-name="T36">metadata </text:span><text:span text:style-name="T38">= </text:span><text:span text:style-name="T36">future.get</text:span><text:span text:style-name="T38">(</text:span><text:span text:style-name="T44">10</text:span><text:span text:style-name="T36">, java.util.concurrent.TimeUnit.SECONDS</text:span><text:span text:style-name="T38">)</text:span><text:line-break/><text:span text:style-name="T38"> <text:s text:c="3"/></text:span><text:line-break/><text:span text:style-name="T38"> <text:s text:c="3"/></text:span><text:span text:style-name="T33">return</text:span><text:span text:style-name="T34"> </text:span><text:span text:style-name="T43">"SUCCESS: Partition " </text:span><text:span text:style-name="T38">+ </text:span><text:span text:style-name="T36">metadata.partition</text:span><text:span text:style-name="T38">()</text:span><text:line-break/><text:soft-page-break/><text:span text:style-name="T38"> <text:s text:c="3"/></text:span><text:line-break/><text:span text:style-name="T38">} </text:span><text:span text:style-name="T33">catch</text:span><text:span text:style-name="T34"> </text:span><text:span text:style-name="T38">(</text:span><text:span text:style-name="T36">java.util.concurrent.TimeoutException e</text:span><text:span text:style-name="T38">) {</text:span><text:line-break/><text:span text:style-name="T38"> <text:s text:c="3"/></text:span><text:span text:style-name="T36">log.warn</text:span><text:span text:style-name="T38">(</text:span><text:span text:style-name="T43">"Timeout sending message, but it might still be delivered"</text:span><text:span text:style-name="T38">)</text:span><text:line-break/><text:span text:style-name="T38"> <text:s text:c="3"/></text:span><text:span text:style-name="T33">return</text:span><text:span text:style-name="T34"> </text:span><text:span text:style-name="T43">"TIMEOUT: " </text:span><text:span text:style-name="T38">+ </text:span><text:span text:style-name="T36">e.getMessage</text:span><text:span text:style-name="T38">()</text:span><text:line-break/><text:span text:style-name="T38">} </text:span><text:span text:style-name="T33">catch</text:span><text:span text:style-name="T34"> </text:span><text:span text:style-name="T38">(</text:span><text:span text:style-name="T36">java.lang.</text:span><text:span text:style-name="T40">InterruptedException </text:span><text:span text:style-name="T36">e</text:span><text:span text:style-name="T38">) {</text:span><text:line-break/><text:span text:style-name="T38"> <text:s text:c="3"/></text:span><text:span text:style-name="T36">log.warn</text:span><text:span text:style-name="T38">(</text:span><text:span text:style-name="T43">"Interrupted while sending message"</text:span><text:span text:style-name="T38">)</text:span><text:line-break/><text:span text:style-name="T38"> <text:s text:c="3"/></text:span><text:span text:style-name="T40">Thread</text:span><text:span text:style-name="T36">.currentThread</text:span><text:span text:style-name="T38">()</text:span><text:span text:style-name="T36">.interrupt</text:span><text:span text:style-name="T38">() </text:span><text:span text:style-name="T41">// restore interrupt status</text:span><text:line-break/><text:span text:style-name="T42"> <text:s text:c="3"/></text:span><text:span text:style-name="T33">return</text:span><text:span text:style-name="T34"> </text:span><text:span text:style-name="T43">"INTERRUPTED"</text:span><text:line-break/><text:span text:style-name="T38">} </text:span><text:span text:style-name="T33">catch</text:span><text:span text:style-name="T34"> </text:span><text:span text:style-name="T38">(</text:span><text:span text:style-name="T40">Exception </text:span><text:span text:style-name="T36">e</text:span><text:span text:style-name="T38">) {</text:span><text:line-break/><text:span text:style-name="T38"> <text:s text:c="3"/></text:span><text:span text:style-name="T36">log.error</text:span><text:span text:style-name="T38">(</text:span><text:span text:style-name="T43">"Failed to send message to Kafka: " </text:span><text:span text:style-name="T38">+ </text:span><text:span text:style-name="T36">e.getMessage</text:span><text:span text:style-name="T38">())</text:span><text:line-break/><text:span text:style-name="T38"> <text:s text:c="3"/></text:span><text:span text:style-name="T33">return</text:span><text:span text:style-name="T34"> </text:span><text:span text:style-name="T43">"ERROR: " </text:span><text:span text:style-name="T38">+ </text:span><text:span text:style-name="T36">e.getMessage</text:span><text:span text:style-name="T38">()<text:line-break/><text:line-break/></text:span><text:line-break/><text:span text:style-name="T38">}</text:span><text:line-break/></text:p>
      <text:p text:style-name="P34"/>
      <text:p text:style-name="P34"><text:span text:style-name="T48">препроцессор (переназван Generate Kafka Msg)</text:span><text:line-break/><text:span text:style-name="T32">import</text:span><text:span text:style-name="T31"> </text:span><text:span text:style-name="T35">java.util.</text:span><text:span text:style-name="T39">UUID</text:span><text:line-break/><text:span text:style-name="T32">import</text:span><text:span text:style-name="T31"> </text:span><text:span text:style-name="T35">groovy.json.JsonOutput</text:span><text:line-break/><text:span text:style-name="T32">import</text:span><text:span text:style-name="T31"> </text:span><text:span text:style-name="T35">java.util.concurrent.atomic.AtomicLong</text:span><text:line-break/><text:line-break/><text:span text:style-name="T41">// ГлобальныйсчетчикдляВСЕХпотоков</text:span><text:line-break/><text:span text:style-name="T33">ef</text:span><text:span text:style-name="T34"> </text:span><text:span text:style-name="T36">globalCounter </text:span><text:span text:style-name="T38">= </text:span><text:span text:style-name="T36">vars.getObject</text:span><text:span text:style-name="T38">(</text:span><text:span text:style-name="T43">"globalMessageCounter"</text:span><text:span text:style-name="T38">)</text:span><text:line-break/><text:span text:style-name="T33">if</text:span><text:span text:style-name="T34"> </text:span><text:span text:style-name="T38">(</text:span><text:span text:style-name="T36">globalCounter </text:span><text:span text:style-name="T38">== </text:span><text:span text:style-name="T33">null</text:span><text:span text:style-name="T38">) {</text:span><text:line-break/><text:span text:style-name="T38"> <text:s text:c="3"/></text:span><text:span text:style-name="T36">globalCounter </text:span><text:span text:style-name="T38">= </text:span><text:span text:style-name="T33">new</text:span><text:span text:style-name="T34"> </text:span><text:span text:style-name="T36">AtomicLong</text:span><text:span text:style-name="T38">(</text:span><text:span text:style-name="T44">0</text:span><text:span text:style-name="T38">)</text:span><text:line-break/><text:span text:style-name="T38"> <text:s text:c="3"/></text:span><text:span text:style-name="T36">vars.putObject</text:span><text:span text:style-name="T38">(</text:span><text:span text:style-name="T43">"globalMessageCounter"</text:span><text:span text:style-name="T36">, globalCounter</text:span><text:span text:style-name="T38">)</text:span><text:line-break/><text:span text:style-name="T38">}</text:span><text:line-break/><text:line-break/><text:span text:style-name="T41">// ГенерируемслучайныйUUID</text:span><text:line-break/><text:span text:style-name="T33">def</text:span><text:span text:style-name="T34"> </text:span><text:span text:style-name="T36">msgUuid </text:span><text:span text:style-name="T38">= </text:span><text:span text:style-name="T40">UUID</text:span><text:span text:style-name="T36">.randomUUID</text:span><text:span text:style-name="T38">()</text:span><text:span text:style-name="T36">.</text:span><text:span text:style-name="T40">toString</text:span><text:span text:style-name="T38">()</text:span><text:line-break/><text:line-break/><text:span text:style-name="T41">// Атомарноувеличиваемглобальныйсчетчик</text:span><text:line-break/><text:span text:style-name="T33">ef</text:span><text:span text:style-name="T34"> </text:span><text:span text:style-name="T36">counter </text:span><text:span text:style-name="T38">= </text:span><text:span text:style-name="T36">globalCounter.incrementAndGet</text:span><text:span text:style-name="T38">()</text:span><text:line-break/><text:line-break/><text:span text:style-name="T41">// Каждое10-есообщениеимеетhead = false</text:span><text:line-break/><text:span text:style-name="T33">def</text:span><text:span text:style-name="T34"> </text:span><text:span text:style-name="T36">head </text:span><text:span text:style-name="T38">= (</text:span><text:span text:style-name="T36">counter </text:span><text:span text:style-name="T38">% </text:span><text:span text:style-name="T44">10 </text:span><text:span text:style-name="T38">!= </text:span><text:span text:style-name="T44">0</text:span><text:span text:style-name="T38">)</text:span><text:line-break/><text:line-break/><text:span text:style-name="T41">// СоздаемJSON сообщение</text:span><text:line-break/><text:span text:style-name="T33">ef</text:span><text:span text:style-name="T34"> </text:span><text:span text:style-name="T36">message </text:span><text:span text:style-name="T38">= [</text:span><text:line-break/><text:span text:style-name="T38"> <text:s text:c="3"/></text:span><text:span text:style-name="T43">"msg_uuid"</text:span><text:span text:style-name="T38">: </text:span><text:span text:style-name="T36">msgUuid,</text:span><text:line-break/><text:span text:style-name="T36"> <text:s text:c="3"/></text:span><text:span text:style-name="T43">"head"</text:span><text:span text:style-name="T38">: </text:span><text:span text:style-name="T36">head,</text:span><text:line-break/><text:span text:style-name="T36"> <text:s text:c="3"/></text:span><text:span text:style-name="T43">"method"</text:span><text:span text:style-name="T38">: </text:span><text:span text:style-name="T43">"POST"</text:span><text:span text:style-name="T36">, </text:span><text:line-break/><text:span text:style-name="T36"> <text:s text:c="3"/></text:span><text:span text:style-name="T43">"uri"</text:span><text:span text:style-name="T38">: </text:span><text:span text:style-name="T43">"/post-message"</text:span><text:line-break/><text:span text:style-name="T38">]</text:span><text:line-break/><text:line-break/><text:span text:style-name="T33">def</text:span><text:span text:style-name="T34"> </text:span><text:span text:style-name="T36">jsonMessage </text:span><text:span text:style-name="T38">= </text:span><text:span text:style-name="T36">JsonOutput.toJson</text:span><text:span text:style-name="T38">(</text:span><text:span text:style-name="T36">message</text:span><text:span text:style-name="T38">)</text:span><text:line-break/><text:line-break/><text:span text:style-name="T41">// Сохраняемвпеременные</text:span><text:line-break/><text:span text:style-name="T36">ars.put</text:span><text:span text:style-name="T38">(</text:span><text:span text:style-name="T43">"kafkaMessage"</text:span><text:span text:style-name="T36">, jsonMessage</text:span><text:span text:style-name="T38">)</text:span><text:line-break/><text:span text:style-name="T36">vars.put</text:span><text:span text:style-name="T38">(</text:span><text:span text:style-name="T43">"msgUuid"</text:span><text:span text:style-name="T36">, msgUuid</text:span><text:span text:style-name="T38">)</text:span><text:line-break/><text:line-break/><text:span text:style-name="T41">// Логируемкаждое100-есообщениеикаждое10-е(сhead=false)</text:span><text:line-break/><text:span text:style-name="T33">if</text:span><text:span text:style-name="T34"> </text:span><text:span text:style-name="T38">(</text:span><text:span text:style-name="T36">counter </text:span><text:span text:style-name="T38">% </text:span><text:span text:style-name="T44">100 </text:span><text:span text:style-name="T38">== </text:span><text:span text:style-name="T44">0</text:span><text:span text:style-name="T38">) {</text:span><text:line-break/><text:span text:style-name="T38"> <text:s text:c="3"/></text:span><text:span text:style-name="T36">log.info</text:span><text:span text:style-name="T38">(</text:span><text:span text:style-name="T43">"Generated message #</text:span><text:span text:style-name="T45">${counter}</text:span><text:span text:style-name="T43">: head=</text:span><text:span text:style-name="T45">${head}</text:span><text:span text:style-name="T43">"</text:span><text:span text:style-name="T38">)</text:span><text:line-break/><text:span text:style-name="T38">} </text:span><text:span text:style-name="T33">else</text:span><text:span text:style-name="T34"> </text:span><text:span text:style-name="T33">if</text:span><text:span text:style-name="T34"> </text:span><text:span text:style-name="T38">(!</text:span><text:span text:style-name="T36">head</text:span><text:span text:style-name="T38">) {</text:span><text:line-break/><text:span text:style-name="T38"> <text:s text:c="3"/></text:span><text:span text:style-name="T36">log.info</text:span><text:span text:style-name="T38">(</text:span><text:span text:style-name="T43">"10th message #</text:span><text:span text:style-name="T45">${counter}</text:span><text:span text:style-name="T43">: head=</text:span><text:span text:style-name="T45">${head}</text:span><text:span text:style-name="T43">"</text:span><text:span text:style-name="T38">)</text:span><text:line-break/><text:span text:style-name="T38">}</text:span><text:line-break/><text:line-break/><text:soft-page-break/><text:line-break/><text:span text:style-name="T46">посмотреть сколько то сообщений (50)</text:span><text:line-break/>ira@irapc:~/Documents/VTB_test_task$ docker exec kafka kafka-console-consumer --topic test-topic --bootstrap-server localhost:9092 --from-beginning --max-messages 50 --timeout-ms 5000<text:line-break/></text:p>
      <text:p text:style-name="P33"/>
      <text:h text:style-name="P1" text:outline-level="2">Проверим общее количество сообщений:</text:h>
      <text:p text:style-name="P35"/>
      <text:p text:style-name="P33"><text:line-break/>ira@irapc:~/Documents/VTB_test_task$ docker exec kafka kafka-run-class kafka.tools.GetOffsetShell --broker-list localhost:9092 --topic test-topic --time -1<text:line-break/></text:p>
      <text:p text:style-name="P14"># Посчитаем соотношение head:true vs head:false</text:p>
      <text:p text:style-name="P9"><text:span text:style-name="T1">docker</text:span> <text:span text:style-name="T3">exec</text:span> kafka kafka-console-consumer <text:span text:style-name="T1">--topic</text:span> test-topic --bootstrap-server localhost:9092 --from-beginning --timeout-ms <text:span text:style-name="T8">5000</text:span> <text:span text:style-name="T1">|</text:span> <text:span text:style-name="T5">\</text:span></text:p>
      <text:p text:style-name="P11"><text:s text:c="2"/><text:span text:style-name="T2">grep</text:span><text:span text:style-name="T7"> </text:span><text:span text:style-name="T2">-o</text:span><text:span text:style-name="T7"> </text:span><text:span text:style-name="T4">'"head":\(true\|false\)'</text:span><text:span text:style-name="T7"> </text:span><text:span text:style-name="T2">|</text:span><text:span text:style-name="T7"> </text:span><text:span text:style-name="T6">\</text:span></text:p>
      <text:p text:style-name="P11"><text:s text:c="2"/><text:span text:style-name="T2">sort</text:span><text:span text:style-name="T7"> </text:span><text:span text:style-name="T2">|</text:span><text:span text:style-name="T7"> </text:span><text:span text:style-name="T2">uniq</text:span><text:span text:style-name="T7"> </text:span><text:span text:style-name="T2">-c</text:span></text:p>
      <text:p text:style-name="Standard"><text:line-break/><text:line-break/><text:span text:style-name="T28">Если хотите очистить топик:</text:span></text:p>
      <text:p text:style-name="P37">bash</text:p>
      <text:p text:style-name="P17"># Удалить топик</text:p>
      <text:p text:style-name="P22"><text:span text:style-name="T1">docker</text:span> <text:span text:style-name="T3">exec</text:span> kafka kafka-topics <text:span text:style-name="T1">--delete</text:span> <text:span text:style-name="T1">--topic</text:span> test-topic --bootstrap-server localhost:9092</text:p>
      <text:p text:style-name="P26"/>
      <text:p text:style-name="P18"># Создать заново</text:p>
      <text:p text:style-name="P22"><text:span text:style-name="T1">docker</text:span> <text:span text:style-name="T3">exec</text:span> kafka kafka-topics <text:span text:style-name="T1">--create</text:span> <text:span text:style-name="T1">--topic</text:span> test-topic --bootstrap-server localhost:9092 <text:span text:style-name="T1">--partitions</text:span> <text:span text:style-name="T8">3</text:span> --replication-factor <text:span text:style-name="T8">1</text:span></text:p>
      <text:h text:style-name="P2" text:outline-level="2">Вывод:</text:h>
      <text:p text:style-name="P40"><text:span text:style-name="Strong_20_Emphasis"><text:span text:style-name="T25">Это ожидаемое поведение</text:span></text:span><text:span text:style-name="T26"> - Kafka накапливает сообщения на диске, и 7.7 млн сообщений действительно занимают около 1 GB.</text:span></text:p>
      <text:p text:style-name="P41"><text:span text:style-name="Strong_20_Emphasis"><text:span text:style-name="T25">Готовы переходить к Spring Boot приложению (Задание 1.3)?</text:span></text:span><text:span text:style-name="T26"> Или хотите сначала почистить топик?</text:span></text:p>
      <text:p text:style-name="P38">когда я закончу проект этот 1 гб очистится?</text:p>
      <text:p text:style-name="P42"><text:span text:style-name="Strong_20_Emphasis"><text:span text:style-name="T25">Нет, автоматически НЕ очистится!</text:span></text:span><text:span text:style-name="T26"> Данные Kafka сохранятся.</text:span></text:p>
      <text:h text:style-name="P2" text:outline-level="2"><text:soft-page-break/>Что произойдет когда вы закончите проект:</text:h>
      <text:h text:style-name="P6" text:outline-level="3"><text:span text:style-name="T27">1. </text:span><text:span text:style-name="Strong_20_Emphasis"><text:span text:style-name="T27">Данные останутся в Docker volume:</text:span></text:span></text:h>
      <text:p text:style-name="P37">bash</text:p>
      <text:p text:style-name="P17"># Данные хранятся здесь (внутри контейнера):</text:p>
      <text:p text:style-name="P22">/var/lib/kafka/data/</text:p>
      <text:p text:style-name="P26"/>
      <text:p text:style-name="P18"># И в Docker volume на хосте</text:p>
      <text:h text:style-name="P6" text:outline-level="3"><text:span text:style-name="T27">2. </text:span><text:span text:style-name="Strong_20_Emphasis"><text:span text:style-name="T27">Как правильно очистить:</text:span></text:span></text:h>
      <text:h text:style-name="P7" text:outline-level="4">Вариант 1: Остановить и удалить контейнеры с volumes</text:h>
      <text:p text:style-name="P37">bash</text:p>
      <text:p text:style-name="P17"># Полная очистка ВСЕХ данных</text:p>
      <text:p text:style-name="P22"><text:span text:style-name="T1">docker-compose</text:span> down <text:span text:style-name="T1">-v</text:span></text:p>
      <text:h text:style-name="P7" text:outline-level="4">Вариант 2: Удалить только топик</text:h>
      <text:p text:style-name="P37">bash</text:p>
      <text:p text:style-name="P17"># Удалить только test-topic</text:p>
      <text:p text:style-name="P22"><text:span text:style-name="T1">docker</text:span> <text:span text:style-name="T3">exec</text:span> kafka kafka-topics <text:span text:style-name="T1">--delete</text:span> <text:span text:style-name="T1">--topic</text:span> test-topic --bootstrap-server localhost:9092</text:p>
      <text:h text:style-name="P7" text:outline-level="4">Вариант 3: Очистить сообщения в топике (без удаления)</text:h>
      <text:p text:style-name="P37">bash</text:p>
      <text:p text:style-name="P17"># Установить retention policy на 1 мс (очистит все сообщения)</text:p>
      <text:p text:style-name="P22"><text:span text:style-name="T1">docker</text:span> <text:span text:style-name="T3">exec</text:span> kafka kafka-configs --bootstrap-server localhost:9092 <text:span text:style-name="T5">\</text:span></text:p>
      <text:p text:style-name="P23"><text:s text:c="2"/><text:span text:style-name="T7">--entity-type topics --entity-name test-topic </text:span><text:span text:style-name="T6">\</text:span></text:p>
      <text:p text:style-name="P23"><text:s text:c="2"/><text:span text:style-name="T2">--alter</text:span><text:span text:style-name="T7"> --add-config </text:span><text:span text:style-name="T2">retention.ms=</text:span><text:span text:style-name="T9">1</text:span></text:p>
      <text:p text:style-name="P26"/>
      <text:p text:style-name="P18"># Подождать очистки</text:p>
      <text:p text:style-name="P22"><text:span text:style-name="T1">sleep</text:span> <text:span text:style-name="T8">10</text:span></text:p>
      <text:p text:style-name="P26"/>
      <text:p text:style-name="P18"># Вернуть нормальный retention</text:p>
      <text:p text:style-name="P22"><text:span text:style-name="T1">docker</text:span> <text:span text:style-name="T3">exec</text:span> kafka kafka-configs --bootstrap-server localhost:9092 <text:span text:style-name="T5">\</text:span></text:p>
      <text:p text:style-name="P23"><text:s text:c="2"/><text:span text:style-name="T7">--entity-type topics --entity-name test-topic </text:span><text:span text:style-name="T6">\</text:span></text:p>
      <text:p text:style-name="P23"><text:s text:c="2"/><text:span text:style-name="T2">--alter</text:span><text:span text:style-name="T7"> --add-config </text:span><text:span text:style-name="T2">retention.ms=</text:span><text:span text:style-name="T9">604800000</text:span><text:span text:style-name="T7"> <text:s/></text:span><text:span text:style-name="T47"># 7 дней</text:span></text:p>
      <text:h text:style-name="P2" text:outline-level="2"><text:soft-page-break/>Рекомендую:</text:h>
      <text:p text:style-name="P40"><text:span text:style-name="Strong_20_Emphasis"><text:span text:style-name="T25">Пока оставьте как есть</text:span></text:span><text:span text:style-name="T26"> - для тестирования Spring Boot приложения понадобятся сообщения в Kafka.</text:span></text:p>
      <text:p text:style-name="P40"><text:span text:style-name="Strong_20_Emphasis"><text:span text:style-name="T25">Когда полностью завершите проект</text:span></text:span><text:span text:style-name="T26">, выполните:</text:span></text:p>
      <text:p text:style-name="P37">bash</text:p>
      <text:p text:style-name="P17"># Полная очистка</text:p>
      <text:p text:style-name="P22"><text:span text:style-name="T1">docker-compose</text:span> down <text:span text:style-name="T1">-v</text:span></text:p>
      <text:p text:style-name="P22"><text:span text:style-name="T1">docker</text:span> system prune <text:span text:style-name="T1">-af</text:span></text:p>
      <text:h text:style-name="P2" text:outline-level="2">Текущий статус диска:</text:h>
      <text:p text:style-name="P37">bash</text:p>
      <text:p text:style-name="P17"># Проверим использование диска</text:p>
      <text:p text:style-name="P22"><text:span text:style-name="T1">docker</text:span> system <text:span text:style-name="T1">df</text:span></text:p>
      <text:p text:style-name="P26"/>
      <text:p text:style-name="P18"># Проверим volumes</text:p>
      <text:p text:style-name="P22"><text:span text:style-name="T1">docker</text:span> volume <text:span text:style-name="T1">ls</text:span></text:p>
      <text:p text:style-name="Standard"><text:line-break/><text:span text:style-name="T17">1. </text:span><text:span text:style-name="Strong_20_Emphasis"><text:span text:style-name="T17">Проверить общую историю команд</text:span></text:span><text:span text:style-name="T17"> (может сохраниться частично):</text:span></text:p>
      <text:p text:style-name="P39">bash</text:p>
      <text:p text:style-name="P24">history</text:p>
      <text:p text:style-name="P12"># или</text:p>
      <text:p text:style-name="P25"><text:span text:style-name="T1">cat</text:span> ~/.bash_history <text:span text:style-name="T1">|</text:span> <text:span text:style-name="T1">tail</text:span> <text:span text:style-name="T1">-50</text:span></text:p>
      <text:h text:style-name="P3" text:outline-level="2"><text:span text:style-name="T17">2. </text:span><text:span text:style-name="Strong_20_Emphasis"><text:span text:style-name="T17">Восстановить по контексту проекта</text:span></text:span><text:span text:style-name="T17">:</text:span></text:h>
      <text:p text:style-name="P39">bash</text:p>
      <text:p text:style-name="P13"># Вернитесь в папку проекта</text:p>
      <text:p text:style-name="P25"><text:span text:style-name="T3">cd</text:span> ~/Documents/VTB_test_task</text:p>
      <text:p text:style-name="P27"/>
      <text:p text:style-name="P12"># Проверим что у нас есть</text:p>
      <text:p text:style-name="P25"><text:span text:style-name="T1">ls</text:span> <text:span text:style-name="T1">-la</text:span></text:p>
      <text:p text:style-name="P27"/>
      <text:p text:style-name="P12"># Проверим контейнеры</text:p>
      <text:p text:style-name="P25"><text:span text:style-name="T1">docker</text:span> <text:span text:style-name="T1">ps</text:span></text:p>
      <text:p text:style-name="P25"><text:span text:style-name="T1">docker-compose</text:span> <text:span text:style-name="T1">ps</text:span></text:p>
      <text:p text:style-name="P27"/>
      <text:p text:style-name="P12"><text:soft-page-break/># Проверим Kafka</text:p>
      <text:p text:style-name="P25"><text:span text:style-name="T1">docker</text:span> <text:span text:style-name="T3">exec</text:span> kafka kafka-topics <text:span text:style-name="T1">--list</text:span> --bootstrap-server localhost:9092</text:p>
      <text:p text:style-name="P27"/>
      <text:p text:style-name="P12"># Проверим сообщения</text:p>
      <text:p text:style-name="P25"><text:span text:style-name="T1">docker</text:span> <text:span text:style-name="T3">exec</text:span> kafka kafka-console-consumer <text:span text:style-name="T1">--topic</text:span> test-topic --bootstrap-server localhost:9092 --from-beginning --max-messages <text:span text:style-name="T8">3</text:span> --timeout-ms <text:span text:style-name="T8">3000</text:span></text:p>
      <text:h text:style-name="P3" text:outline-level="2"><text:span text:style-name="T17">3. </text:span><text:span text:style-name="Strong_20_Emphasis"><text:span text:style-name="T17">Ключевые команды которые нам нужны</text:span></text:span><text:span text:style-name="T17">:</text:span></text:h>
      <text:h text:style-name="P4" text:outline-level="3">Инфраструктура:</text:h>
      <text:p text:style-name="P39">bash</text:p>
      <text:p text:style-name="P13"># Запуск</text:p>
      <text:p text:style-name="P25"><text:span text:style-name="T1">docker-compose</text:span> up <text:span text:style-name="T1">-d</text:span></text:p>
      <text:p text:style-name="P27"/>
      <text:p text:style-name="P12"># Создание топика</text:p>
      <text:p text:style-name="P25"><text:span text:style-name="T1">docker</text:span> <text:span text:style-name="T3">exec</text:span> kafka kafka-topics <text:span text:style-name="T1">--create</text:span> <text:span text:style-name="T1">--topic</text:span> test-topic --bootstrap-server localhost:9092 <text:span text:style-name="T1">--partitions</text:span> <text:span text:style-name="T8">3</text:span> --replication-factor <text:span text:style-name="T8">1</text:span></text:p>
      <text:p text:style-name="P27"/>
      <text:p text:style-name="P12"># PostgreSQL таблица</text:p>
      <text:p text:style-name="P25"><text:span text:style-name="T1">docker</text:span> <text:span text:style-name="T3">exec</text:span> postgres psql <text:span text:style-name="T1">-U</text:span> test_user <text:span text:style-name="T1">-d</text:span> test_db <text:span text:style-name="T1">-c</text:span> <text:span text:style-name="T3">"SELECT COUNT(*) FROM messages;"</text:span></text:p>
      <text:h text:style-name="P4" text:outline-level="3">JMeter файл:</text:h>
      <text:p text:style-name="P39">bash</text:p>
      <text:p text:style-name="P13"># Проверим где лежит JMX файл</text:p>
      <text:p text:style-name="P25"><text:span text:style-name="T1">find</text:span> ~ <text:span text:style-name="T1">-name</text:span> <text:span text:style-name="T3">"*.jmx"</text:span> <text:span text:style-name="T1">-type</text:span> f <text:span text:style-name="T49">2</text:span><text:span text:style-name="T1">&gt;</text:span>/dev/null</text:p>
      <text:h text:style-name="P3" text:outline-level="2"><text:span text:style-name="T17">4. </text:span><text:span text:style-name="Strong_20_Emphasis"><text:span text:style-name="T17">На будущее - используйте </text:span></text:span><text:span text:style-name="Strong_20_Emphasis"><text:span text:style-name="Source_20_Text"><text:span text:style-name="T16">screen</text:span></text:span></text:span><text:span text:style-name="Strong_20_Emphasis"><text:span text:style-name="T17"> или </text:span></text:span><text:span text:style-name="Strong_20_Emphasis"><text:span text:style-name="Source_20_Text"><text:span text:style-name="T16">tmux</text:span></text:span></text:span><text:span text:style-name="T17">:</text:span></text:h>
      <text:p text:style-name="P39">bash</text:p>
      <text:p text:style-name="P13"># Установить screen</text:p>
      <text:p text:style-name="P25"><text:span text:style-name="T1">sudo</text:span> <text:span text:style-name="T1">apt</text:span> <text:span text:style-name="T1">install</text:span> <text:span text:style-name="T1">screen</text:span></text:p>
      <text:p text:style-name="P27"/>
      <text:p text:style-name="P12"># Создать сессию (не теряется при закрытии терминала)</text:p>
      <text:p text:style-name="P25"><text:span text:style-name="T1">screen</text:span> <text:span text:style-name="T1">-S</text:span> vtb_test</text:p>
      <text:p text:style-name="P27"/>
      <text:p text:style-name="P12"># Работать внутри сессии</text:p>
      <text:p text:style-name="P12"># Ctrl+A затем D - отключиться (сессия сохраняется)</text:p>
      <text:p text:style-name="P12"># screen -r vtb_test - вернуться к сессии</text:p>
      <text:h text:style-name="P3" text:outline-level="2"><text:soft-page-break/><text:span text:style-name="T17">5. </text:span><text:span text:style-name="Strong_20_Emphasis"><text:span text:style-name="T17">Или сохраняйте историю вручную</text:span></text:span><text:span text:style-name="T17">:</text:span></text:h>
      <text:p text:style-name="P39">bash</text:p>
      <text:p text:style-name="P13"># Сохранить историю в файл</text:p>
      <text:p text:style-name="P25"><text:span text:style-name="T1">history</text:span> <text:span text:style-name="T1">&gt;</text:span> terminal_history.tx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Courier1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17:10:11.285640768</dc:date>
    <meta:editing-duration>PT3H57M8S</meta:editing-duration>
    <meta:editing-cycles>1</meta:editing-cycles>
    <meta:document-statistic meta:table-count="0" meta:image-count="0" meta:object-count="0" meta:page-count="8" meta:paragraph-count="132" meta:word-count="1053" meta:character-count="8647" meta:non-whitespace-character-count="7556"/>
    <meta:generator>LibreOffice/7.3.7.2$Linux_X86_64 LibreOffice_project/30$Build-2</meta:generator>
  </office:meta>
</office:document-meta>
</file>